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525992" officeooo:paragraph-rsid="000ae571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ae571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f0804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officeooo:paragraph-rsid="000ae571"/>
    </style:style>
    <style:style style:name="P7" style:family="paragraph" style:parent-style-name="Standard">
      <style:paragraph-properties fo:margin-top="0in" fo:margin-bottom="0.1665in" loext:contextual-spacing="false"/>
      <style:text-properties officeooo:paragraph-rsid="000ae571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officeooo:paragraph-rsid="000f0804"/>
    </style:style>
    <style:style style:name="P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1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1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ae571" style:font-size-asian="12pt" style:font-name-complex="Courier New" style:font-size-complex="12pt"/>
    </style:style>
    <style:style style:name="P1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f0804" style:font-size-asian="12pt" style:font-name-complex="Courier New" style:font-size-complex="12pt"/>
    </style:style>
    <style:style style:name="P13" style:family="paragraph" style:parent-style-name="Standard">
      <style:paragraph-properties fo:margin-left="0in" fo:margin-right="0in" fo:text-indent="2in" style:auto-text-indent="false"/>
      <style:text-properties officeooo:paragraph-rsid="000ae571"/>
    </style:style>
    <style:style style:name="P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ae571" style:font-size-asian="12pt" style:font-name-complex="Courier New" style:font-size-complex="12pt"/>
    </style:style>
    <style:style style:name="P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f0804" style:font-size-asian="12pt" style:font-name-complex="Courier New" style:font-size-complex="12pt"/>
    </style:style>
    <style:style style:name="P1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1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86bb7" officeooo:paragraph-rsid="000ae571" style:font-size-asian="12pt" style:font-name-complex="Courier New" style:font-size-complex="12pt"/>
    </style:style>
    <style:style style:name="P1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1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79038" officeooo:paragraph-rsid="000ae571" style:font-size-asian="12pt" style:font-name-complex="Courier New" style:font-size-complex="12pt"/>
    </style:style>
    <style:style style:name="P2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ae571"/>
    </style:style>
    <style:style style:name="P2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f0804"/>
    </style:style>
    <style:style style:name="P22" style:family="paragraph" style:parent-style-name="Heading_20_3">
      <style:paragraph-properties fo:margin-top="0.1665in" fo:margin-bottom="0in" loext:contextual-spacing="false"/>
      <style:text-properties style:font-name="Courier New" officeooo:paragraph-rsid="000ae571" style:font-name-complex="Courier New" style:font-size-complex="12pt"/>
    </style:style>
    <style:style style:name="P23" style:family="paragraph" style:parent-style-name="Heading_20_3">
      <style:paragraph-properties fo:margin-top="0.1665in" fo:margin-bottom="0in" loext:contextual-spacing="false"/>
      <style:text-properties officeooo:paragraph-rsid="000f0804"/>
    </style:style>
    <style:style style:name="T1" style:family="text">
      <style:text-properties style:font-name="Courier New" fo:font-size="12pt" style:font-size-asian="12pt" style:font-name-complex="Courier New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officeooo:rsid="004c453b" style:font-size-asian="12pt" style:font-name-complex="Courier New" style:font-size-complex="12pt"/>
    </style:style>
    <style:style style:name="T4" style:family="text">
      <style:text-properties style:font-name="Courier New" fo:font-size="12pt" officeooo:rsid="02e720ea" style:font-size-asian="12pt" style:font-name-complex="Courier New" style:font-size-complex="12pt"/>
    </style:style>
    <style:style style:name="T5" style:family="text">
      <style:text-properties style:font-name="Courier New" fo:font-size="12pt" officeooo:rsid="00e64666" style:font-size-asian="12pt" style:font-name-complex="Courier New" style:font-size-complex="12pt"/>
    </style:style>
    <style:style style:name="T6" style:family="text">
      <style:text-properties style:font-name="Courier New" fo:font-size="12pt" officeooo:rsid="005be332" style:font-size-asian="12pt" style:font-name-complex="Courier New" style:font-size-complex="12pt"/>
    </style:style>
    <style:style style:name="T7" style:family="text">
      <style:text-properties style:font-name="Courier New" fo:font-size="12pt" officeooo:rsid="005a19d5" style:font-size-asian="12pt" style:font-name-complex="Courier New" style:font-size-complex="12pt"/>
    </style:style>
    <style:style style:name="T8" style:family="text">
      <style:text-properties style:font-name="Courier New" fo:font-size="12pt" officeooo:rsid="0050ffe4" style:font-size-asian="12pt" style:font-name-complex="Courier New" style:font-size-complex="12pt"/>
    </style:style>
    <style:style style:name="T9" style:family="text">
      <style:text-properties style:font-name="Courier New" fo:font-size="12pt" officeooo:rsid="00586bb7" style:font-size-asian="12pt" style:font-name-complex="Courier New" style:font-size-complex="12pt"/>
    </style:style>
    <style:style style:name="T10" style:family="text">
      <style:text-properties style:font-name="Courier New" fo:font-size="12pt" officeooo:rsid="01d3ae59" style:font-size-asian="12pt" style:font-name-complex="Courier New" style:font-size-complex="12pt"/>
    </style:style>
    <style:style style:name="T11" style:family="text">
      <style:text-properties style:font-name="Courier New" fo:font-size="12pt" officeooo:rsid="005d1056" style:font-size-asian="12pt" style:font-name-complex="Courier New" style:font-size-complex="12pt"/>
    </style:style>
    <style:style style:name="T12" style:family="text">
      <style:text-properties style:font-name="Courier New" fo:font-size="12pt" officeooo:rsid="00559830" style:font-size-asian="12pt" style:font-name-complex="Courier New" style:font-size-complex="12pt"/>
    </style:style>
    <style:style style:name="T13" style:family="text">
      <style:text-properties style:font-name="Courier New" fo:font-size="12pt" officeooo:rsid="00e82c95" style:font-size-asian="12pt" style:font-name-complex="Courier New" style:font-size-complex="12pt"/>
    </style:style>
    <style:style style:name="T14" style:family="text">
      <style:text-properties style:font-name="Courier New" fo:font-size="12pt" officeooo:rsid="01bbf63e" style:font-size-asian="12pt" style:font-name-complex="Courier New" style:font-size-complex="12pt"/>
    </style:style>
    <style:style style:name="T15" style:family="text">
      <style:text-properties style:font-name="Courier New" fo:font-size="12pt" officeooo:rsid="00579038" style:font-size-asian="12pt" style:font-name-complex="Courier New" style:font-size-complex="12pt"/>
    </style:style>
    <style:style style:name="T16" style:family="text">
      <style:text-properties style:font-name="Courier New" fo:font-size="12pt" officeooo:rsid="005486aa" style:font-size-asian="12pt" style:font-name-complex="Courier New" style:font-size-complex="12pt"/>
    </style:style>
    <style:style style:name="T17" style:family="text">
      <style:text-properties style:font-name="Courier New" fo:font-size="12pt" officeooo:rsid="02e67858" style:font-size-asian="12pt" style:font-name-complex="Courier New" style:font-size-complex="12pt"/>
    </style:style>
    <style:style style:name="T18" style:family="text">
      <style:text-properties style:font-name="Courier New" fo:font-size="12pt" officeooo:rsid="003825a3" style:font-size-asian="12pt" style:font-name-complex="Courier New" style:font-size-complex="12pt"/>
    </style:style>
    <style:style style:name="T19" style:family="text">
      <style:text-properties style:font-name="Courier New" fo:font-size="12pt" officeooo:rsid="0038c64c" style:font-size-asian="12pt" style:font-name-complex="Courier New" style:font-size-complex="12pt"/>
    </style:style>
    <style:style style:name="T20" style:family="text">
      <style:text-properties style:font-name="Courier New" style:font-name-complex="Courier New" style:font-size-complex="12pt"/>
    </style:style>
    <style:style style:name="T21" style:family="text">
      <style:text-properties officeooo:rsid="005be332"/>
    </style:style>
    <style:style style:name="T22" style:family="text">
      <style:text-properties officeooo:rsid="00e64666"/>
    </style:style>
    <style:style style:name="T23" style:family="text">
      <style:text-properties officeooo:rsid="0050ffe4"/>
    </style:style>
    <style:style style:name="T24" style:family="text">
      <style:text-properties officeooo:rsid="02e8a3d2"/>
    </style:style>
    <style:style style:name="T25" style:family="text">
      <style:text-properties officeooo:rsid="018deb27"/>
    </style:style>
    <style:style style:name="T26" style:family="text">
      <style:text-properties officeooo:rsid="0053b521"/>
    </style:style>
    <style:style style:name="T27" style:family="text">
      <style:text-properties officeooo:rsid="00559830"/>
    </style:style>
    <style:style style:name="T28" style:family="text">
      <style:text-properties officeooo:rsid="00579038"/>
    </style:style>
    <style:style style:name="T29" style:family="text">
      <style:text-properties officeooo:rsid="00586bb7"/>
    </style:style>
    <style:style style:name="T30" style:family="text">
      <style:text-properties officeooo:rsid="00525992"/>
    </style:style>
    <style:style style:name="T31" style:family="text">
      <style:text-properties officeooo:rsid="005486aa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officeooo:rsid="003825a3" style:font-size-asian="12pt"/>
    </style:style>
    <style:style style:name="T34" style:family="text">
      <style:text-properties fo:font-size="12pt" officeooo:rsid="004ab4cb" style:font-size-asian="12pt"/>
    </style:style>
    <style:style style:name="T35" style:family="text">
      <style:text-properties fo:font-size="12pt" officeooo:rsid="0038c64c" style:font-size-asian="12pt"/>
    </style:style>
    <style:style style:name="T36" style:family="text">
      <style:text-properties officeooo:rsid="003825a3"/>
    </style:style>
    <style:style style:name="T37" style:family="text">
      <style:text-properties officeooo:rsid="018538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INT. CAFETERIA</text:h>
      <text:p text:style-name="P6"><text:span text:style-name="T17">Mom sees that Dad is talking to someone, </text:span><text:span text:style-name="T4">leaves the teachers to find out what is going on. </text:span><text:span text:style-name="T17"><text:s/></text:span></text:p>
      <text:p text:style-name="P13"><text:span text:style-name="T5">LISA'S </text:span><text:span text:style-name="T2">MOM</text:span></text:p>
      <text:p text:style-name="P14">No way.</text:p>
      <text:p text:style-name="P6"><text:span text:style-name="T2">Mom </text:span><text:span text:style-name="T6">is very angry,</text:span><text:span text:style-name="T2"> shakes her head </text:span><text:span text:style-name="T7">profuse</text:span><text:span text:style-name="T2">ly </text:span><text:span text:style-name="T7">with her lips pursed</text:span><text:span text:style-name="T2">. The Nostram parents look at each other confused. </text:span><text:span text:style-name="T6">What did we say wrong?</text:span></text:p>
      <text:p text:style-name="P4">Jeff <text:span text:style-name="T21">and</text:span> Dan stop smiling. They look at each other. <text:span text:style-name="T21">What happened?</text:span></text:p>
      <text:p text:style-name="P4">Lisa’s Dad scowls at Mom.</text:p>
      <text:p text:style-name="P11">MRS. Nostram</text:p>
      <text:p text:style-name="P14">We could have Lisa come over without <text:span text:style-name="T21">her sister</text:span> if you feel <text:span text:style-name="T21">Tracy</text:span> isn’t old enough yet.</text:p>
      <text:p text:style-name="P11"><text:span text:style-name="T22">LISA'S </text:span>MOM</text:p>
      <text:p text:style-name="P14"><text:span text:style-name="T23">N</text:span>o.</text:p>
      <text:p text:style-name="P11">MR. Nostram</text:p>
      <text:p text:style-name="P14">How about just the four of us <text:span text:style-name="T24">parents</text:span> before any of the kids get together?</text:p>
      <text:p text:style-name="P11"><text:span text:style-name="T22">LISA'S </text:span>MOM</text:p>
      <text:p text:style-name="P20"><text:span text:style-name="T5">Definitely not</text:span><text:span text:style-name="T8">.</text:span></text:p>
      <text:p text:style-name="P11">MR<text:span text:style-name="T25">S</text:span>. Nostram</text:p>
      <text:p text:style-name="P14">Well, the kids are still welcome any time.</text:p>
      <text:p text:style-name="P11"><text:span text:style-name="T22">LISA'S </text:span>MOM</text:p>
      <text:p text:style-name="P14">That <text:span text:style-name="T25">will never</text:span> work.</text:p>
      <text:p text:style-name="P2">Lisa's Dad rolls his eyes in embarrassment and frustration.</text:p>
      <text:p text:style-name="P4">Lisa <text:span text:style-name="T26">looks at the floor, deflated</text:span>. <text:span text:style-name="T27">Lisa's mom yanks her by the arm and storms out of the cafeteria, dragging Lisa, twisted, tripping. Dad follows behind, seething. </text:span></text:p>
      <text:p text:style-name="P3">Mr. and Mrs. Nostram look at each other wondering what the hell that was about. <text:span text:style-name="T24">The twins look at each other in confusion.</text:span></text:p>
      <text:h text:style-name="P22" text:outline-level="3">INT. CAR - NIGHT</text:h>
      <text:p text:style-name="P4">Lisa <text:span text:style-name="T28">slouches in the back seat with her head resting on her hand, leaning against the car door. Her mom drives, dad is in the passenger seat</text:span>. <text:span text:style-name="T29">Mom yells at Lisa and ignores Dad. Dad makes this all about his social life. Lisa doesn't want to be a part of this inanity.</text:span></text:p>
      <text:p text:style-name="P11">MOM</text:p>
      <text:p text:style-name="P14"><text:span text:style-name="T30">How dare you</text:span> invit<text:span text:style-name="T30">e yourself</text:span> to their house. </text:p>
      <text:p text:style-name="P9"><text:soft-page-break/>LISA</text:p>
      <text:p text:style-name="P16"><text:span text:style-name="T24">I didn't</text:span>.</text:p>
      <text:p text:style-name="P9">MOM</text:p>
      <text:p text:style-name="P17">Don't you <text:span text:style-name="T24">interrupt</text:span> while I am talking to you!</text:p>
      <text:p text:style-name="P6"><text:span text:style-name="T2">Lisa </text:span><text:span text:style-name="T9">withdraws, looks through her </text:span><text:span text:style-name="T10">geometry</text:span><text:span text:style-name="T9"> book </text:span><text:span text:style-name="T11">even though it's dark</text:span><text:span text:style-name="T2">.</text:span></text:p>
      <text:p text:style-name="P11">DAD</text:p>
      <text:p text:style-name="P18">They invited us.</text:p>
      <text:p text:style-name="P11">MOM</text:p>
      <text:p text:style-name="P14">If <text:span text:style-name="T30">you</text:span> would’ve <text:span text:style-name="T30">just</text:span> been quiet <text:span text:style-name="T26">and stayed in your seat until we left, like I told you to</text:span>, <text:span text:style-name="T27">nobody</text:span> would<text:span text:style-name="T27">'</text:span>ve <text:span text:style-name="T26">mentioned</text:span> <text:span text:style-name="T27">a</text:span> barbecue. </text:p>
      <text:p text:style-name="P11">DAD</text:p>
      <text:p text:style-name="P19">It would be nice if we went over to someone's house for a beer every once in awhile.</text:p>
      <text:p text:style-name="P9">MOM</text:p>
      <text:p text:style-name="P19">Think about how that makes me look. My daughter is approaching boys.</text:p>
      <text:p text:style-name="P11">DAD</text:p>
      <text:p text:style-name="P16">They're popular. We should be able to have a social life for Christ sake.</text:p>
      <text:p text:style-name="P10">MOM</text:p>
      <text:p text:style-name="P18">Why aren't you answering me!</text:p>
      <text:p text:style-name="P6"><text:span text:style-name="T12">Dad sighs and looks away, </text:span><text:span text:style-name="T13">takes a drink out of a tiny whiskey bottle</text:span><text:span text:style-name="T12">. </text:span><text:span text:style-name="T2">Lisa </text:span><text:span text:style-name="T12">sits up, </text:span><text:span text:style-name="T14">looks at her mom for a clue whether she's really supposed to talk now,</text:span><text:span text:style-name="T12"> </text:span><text:span text:style-name="T15">looks to</text:span><text:span text:style-name="T12"> her dad to interject</text:span><text:span text:style-name="T2">. </text:span><text:span text:style-name="T14">She looks back at her mom.</text:span></text:p>
      <text:p text:style-name="P11">LISA</text:p>
      <text:p text:style-name="P20"><text:span text:style-name="T16">You didn't ask a question.</text:span><text:span text:style-name="T2"> </text:span></text:p>
      <text:p text:style-name="P11">DAD</text:p>
      <text:p text:style-name="P14"><text:span text:style-name="T31">W</text:span>hy <text:span text:style-name="T31">aren't you upset at your</text:span> <text:span text:style-name="T31">mother?</text:span> </text:p>
      <text:p text:style-name="P6"><text:span text:style-name="T2">Lisa </text:span><text:span text:style-name="T16">thinks... what might be useful to say to get them to shut up</text:span><text:span text:style-name="T2">.</text:span></text:p>
      <text:p text:style-name="P11">LISA</text:p>
      <text:p text:style-name="P14">Because those boys are naughty. </text:p>
      <text:p text:style-name="P11">MOM</text:p>
      <text:p text:style-name="P14">See. She shouldn’t be hanging around with boys at her age anyway.</text:p>
      <text:p text:style-name="P7"><text:span text:style-name="T1">Lisa sinks into the back seat, looks away, out the wind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8in" fo:margin-bottom="0.61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1-27T15:53:11.172017970</dc:date>
    <meta:editing-duration>PT6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456" meta:character-count="2393" meta:non-whitespace-character-count="1983"/>
  </office:meta>
</office:document-meta>
</file>